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a24f" officeooo:paragraph-rsid="0014a24f"/>
    </style:style>
    <style:style style:name="P2" style:family="paragraph" style:parent-style-name="Standard">
      <style:text-properties officeooo:rsid="0014a24f" officeooo:paragraph-rsid="00156e9e"/>
    </style:style>
    <style:style style:name="P3" style:family="paragraph" style:parent-style-name="Standard">
      <style:text-properties style:text-position="0% 100%" officeooo:rsid="00156e9e" officeooo:paragraph-rsid="00156e9e"/>
    </style:style>
    <style:style style:name="P4" style:family="paragraph" style:parent-style-name="Standard">
      <style:text-properties style:text-position="0% 100%" officeooo:rsid="0014a24f" officeooo:paragraph-rsid="0015a13f"/>
    </style:style>
    <style:style style:name="P5" style:family="paragraph" style:parent-style-name="Standard">
      <style:text-properties style:text-position="0% 100%" officeooo:rsid="0015a13f" officeooo:paragraph-rsid="0015a13f"/>
    </style:style>
    <style:style style:name="P6" style:family="paragraph" style:parent-style-name="Standard">
      <style:text-properties style:text-position="0% 100%" officeooo:rsid="00167bb0" officeooo:paragraph-rsid="00167bb0"/>
    </style:style>
    <style:style style:name="P7" style:family="paragraph" style:parent-style-name="Standard">
      <style:text-properties style:text-position="0% 100%" fo:font-weight="normal" officeooo:rsid="00167bb0" officeooo:paragraph-rsid="00167bb0" style:font-weight-asian="normal" style:font-weight-complex="normal"/>
    </style:style>
    <style:style style:name="T1" style:family="text">
      <style:text-properties style:text-position="super 58%"/>
    </style:style>
    <style:style style:name="T2" style:family="text">
      <style:text-properties style:text-position="super 58%" officeooo:rsid="00156e9e"/>
    </style:style>
    <style:style style:name="T3" style:family="text">
      <style:text-properties style:text-position="super 58%" officeooo:rsid="0015a13f"/>
    </style:style>
    <style:style style:name="T4" style:family="text">
      <style:text-properties style:text-position="0% 100%"/>
    </style:style>
    <style:style style:name="T5" style:family="text">
      <style:text-properties style:text-position="0% 100%" officeooo:rsid="00156e9e"/>
    </style:style>
    <style:style style:name="T6" style:family="text">
      <style:text-properties officeooo:rsid="00156e9e"/>
    </style:style>
    <style:style style:name="T7" style:family="text">
      <style:text-properties officeooo:rsid="0015a13f"/>
    </style:style>
    <style:style style:name="T8" style:family="text">
      <style:text-properties officeooo:rsid="00167bb0"/>
    </style:style>
    <style:style style:name="T9"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a lección que me parece muy interesante es un poco larga asi que probablemente veamos este tema separado en dos partes, y se trata del binomio de Newton, hemos intentando hasta ahora tomar un polinomio y factorizarlo, pero por supuesto nos encontraremos con binomios elevados a potencias más allá del cuadrado, que hacer con potencias muy elevadas por ejemplo (a+b)<text:span text:style-name="T1">200</text:span><text:span text:style-name="T4"> bueno Newton nos regalo la respuesta, primeramente veamos que los binomios elevados siguen un patrón </text:span><text:span text:style-name="T5">que se va volviendo predecible, </text:span></text:p>
      <text:p text:style-name="P1"><text:span text:style-name="T5"><text:tab/><text:tab/><text:tab/>(a+b)</text:span><text:span text:style-name="T2">0</text:span><text:span text:style-name="T5">=1 <text:s/>cualquier constante o variable a la cero es uno recuerden </text:span></text:p>
      <text:p text:style-name="P2"><text:span text:style-name="T5"><text:tab/><text:tab/><text:tab/>(a+b)</text:span><text:span text:style-name="T2">1</text:span><text:span text:style-name="T5">=a+b</text:span></text:p>
      <text:p text:style-name="P2"><text:span text:style-name="T5"><text:tab/><text:tab/><text:tab/>(a+b)</text:span><text:span text:style-name="T2">2</text:span><text:span text:style-name="T5">=a</text:span><text:span text:style-name="T2">2</text:span><text:span text:style-name="T5">+2ab+b</text:span><text:span text:style-name="T2">2</text:span></text:p>
      <text:p text:style-name="P2"><text:span text:style-name="T2"><text:tab/><text:tab/><text:tab/></text:span><text:span text:style-name="T5">(a+b)</text:span><text:span text:style-name="T2">3</text:span><text:span text:style-name="T5">=a</text:span><text:span text:style-name="T2">3</text:span><text:span text:style-name="T5">+3a</text:span><text:span text:style-name="T2">2</text:span><text:span text:style-name="T5">b+3ab</text:span><text:span text:style-name="T2">2</text:span><text:span text:style-name="T5">+b</text:span><text:span text:style-name="T2">3</text:span></text:p>
      <text:p text:style-name="P2"><text:span text:style-name="T2"><text:tab/><text:tab/><text:tab/></text:span><text:span text:style-name="T5">(a+b)</text:span><text:span text:style-name="T2">4</text:span><text:span text:style-name="T5">=a</text:span><text:span text:style-name="T2">4</text:span><text:span text:style-name="T5">+4a</text:span><text:span text:style-name="T2">3</text:span><text:span text:style-name="T5">b+6a</text:span><text:span text:style-name="T2">2</text:span><text:span text:style-name="T5">b</text:span><text:span text:style-name="T2">2</text:span><text:span text:style-name="T5">+4ab</text:span><text:span text:style-name="T2">3</text:span><text:span text:style-name="T5">+b</text:span><text:span text:style-name="T2">4</text:span></text:p>
      <text:p text:style-name="P2"><text:span text:style-name="T2"><text:tab/><text:tab/><text:tab/></text:span><text:span text:style-name="T5">(a+b)</text:span><text:span text:style-name="T2">5</text:span><text:span text:style-name="T5">=a</text:span><text:span text:style-name="T2">5</text:span><text:span text:style-name="T5">+5a</text:span><text:span text:style-name="T2">4</text:span><text:span text:style-name="T5">b+10a</text:span><text:span text:style-name="T2">3</text:span><text:span text:style-name="T5">b</text:span><text:span text:style-name="T2">2</text:span><text:span text:style-name="T5">+10a</text:span><text:span text:style-name="T2">2</text:span><text:span text:style-name="T5">b</text:span><text:span text:style-name="T2">3</text:span><text:span text:style-name="T5">+5ab</text:span><text:span text:style-name="T2">4</text:span><text:span text:style-name="T5">+b</text:span><text:span text:style-name="T2">5</text:span></text:p>
      <text:p text:style-name="P2"><text:span text:style-name="T2"><text:tab/><text:tab/><text:tab/></text:span><text:span text:style-name="T5">(a+b)</text:span><text:span text:style-name="T2">6</text:span><text:span text:style-name="T5">=a</text:span><text:span text:style-name="T2">6</text:span><text:span text:style-name="T5">+6a</text:span><text:span text:style-name="T2">5</text:span><text:span text:style-name="T5">b+15a</text:span><text:span text:style-name="T2">4</text:span><text:span text:style-name="T5">b</text:span><text:span text:style-name="T2">2</text:span><text:span text:style-name="T5">+20a</text:span><text:span text:style-name="T2">3</text:span><text:span text:style-name="T5">b</text:span><text:span text:style-name="T2">3</text:span><text:span text:style-name="T5">+15a</text:span><text:span text:style-name="T2">2</text:span><text:span text:style-name="T5">b</text:span><text:span text:style-name="T2">4</text:span><text:span text:style-name="T5">+6ab</text:span><text:span text:style-name="T2">5</text:span><text:span text:style-name="T5">+b</text:span><text:span text:style-name="T2">6</text:span></text:p>
      <text:p text:style-name="P2"><text:span text:style-name="T2"/></text:p>
      <text:p text:style-name="P3">notemos algunas cosas </text:p>
      <text:p text:style-name="P3">1. el numero de términos es igual a la potencia del binomio más uno</text:p>
      <text:p text:style-name="P3">2.la suma de los exponentes de a y b en cada termino es igual al a la potencia del binomio</text:p>
      <text:p text:style-name="P3">3.el primer termino es a elevado a la potencia del binomio y b elevado a la 0</text:p>
      <text:p text:style-name="P3">4. y por ultimo el exponente de a va decreciendo hasta llegar a 0 mientras que el de b va aumentando hasta llegar al exponente del binomios</text:p>
      <text:p text:style-name="P3"/>
      <text:p text:style-name="P3">eso es un patrón mientras fuéramos aumentando el grado del binomio podríamos reproducirlo sin problema excepto por los coeficientes, <text:s/>los cuales parecieran no tener un patrón a simple vista <text:span text:style-name="T7">sin embargo vamos a darle un acomodo a esos coeficientes para poder verlos más claramente </text:span></text:p>
      <text:p text:style-name="P3"/>
      <text:p text:style-name="P4"><text:span text:style-name="T6">(a+b)</text:span><text:span text:style-name="T2">0<text:tab/><text:tab/><text:tab/><text:tab/></text:span><text:span text:style-name="T7">1</text:span><text:span text:style-name="T2"><text:tab/><text:tab/><text:tab/><text:tab/><text:tab/></text:span></text:p>
      <text:p text:style-name="P4"><text:span text:style-name="T6">(a+b)</text:span><text:span text:style-name="T3">1<text:tab/><text:tab/><text:tab/> <text:s text:c="7"/></text:span><text:span text:style-name="T7"><text:s text:c="2"/>1 <text:s text:c="8"/>1</text:span><text:span text:style-name="T3"><text:tab/><text:tab/><text:tab/><text:tab/></text:span></text:p>
      <text:p text:style-name="P4"><text:span text:style-name="T6">(a+b)</text:span><text:span text:style-name="T3">2<text:tab/><text:tab/><text:tab/></text:span><text:span text:style-name="T7">1<text:tab/>2<text:tab/>1</text:span></text:p>
      <text:p text:style-name="P4"><text:span text:style-name="T6">(a+b)</text:span><text:span text:style-name="T3">3</text:span><text:span text:style-name="T7"><text:tab/><text:tab/> <text:s text:c="5"/>1 <text:tab/> <text:s text:c="6"/>3 <text:s text:c="7"/>3 <text:s text:c="10"/>1</text:span></text:p>
      <text:p text:style-name="P4"><text:span text:style-name="T6">(a+b)</text:span><text:span text:style-name="T3">4</text:span><text:span text:style-name="T7"><text:tab/><text:tab/>1<text:tab/>4<text:tab/>6<text:tab/>4<text:tab/>1<text:tab/></text:span></text:p>
      <text:p text:style-name="P4"><text:span text:style-name="T6">(a+b)</text:span><text:span text:style-name="T3">5 <text:s text:c="12"/></text:span><text:span text:style-name="T7"><text:s/>1<text:tab/> <text:s text:c="5"/>5<text:tab/> <text:s text:c="6"/>10 <text:s text:c="6"/>10 <text:s text:c="7"/>5 <text:s text:c="8"/>1<text:tab/><text:tab/></text:span></text:p>
      <text:p text:style-name="P4"><text:span text:style-name="T6">(a+b)</text:span><text:span text:style-name="T3">6 <text:s/></text:span><text:span text:style-name="T7">1<text:tab/>6<text:tab/>15<text:tab/>20<text:tab/>15<text:tab/>6<text:tab/>1</text:span></text:p>
      <text:p text:style-name="P4"/>
      <text:p text:style-name="P5">esta formación se llama triangulo de pascal, y como podemos observar son los coeficientes que obtenemos al expandir lo binomios, también podemos ver</text:p>
      <text:p text:style-name="P5">1. que inicia con 3 números uno</text:p>
      <text:p text:style-name="P5">2.el primer elemento y el ultimo es uno</text:p>
      <text:p text:style-name="P5">3.el segundo elemento y el penúltimo son la potencia del binomio</text:p>
      <text:p text:style-name="P5">4.es simétrico lo que quiere decir que si la potencia es impar solo es necesario calcular la mitad de los coeficientes y la mitad más uno en el caso que sea par </text:p>
      <text:p text:style-name="P5">5.y por ultimo lo más importante cualquier elemento es igual a la suma de los elementos inmediatamente arriba de el</text:p>
      <text:p text:style-name="P5"/>
      <text:p text:style-name="P5">bien podríamos con esto expandir cualquier binomio, simplemente ampliando nuestro triangulo de pascal para encontrar sus coeficientes sin embargo esto se vuelve muy laborioso con potencias muy elevadas, pero no se preocupen las matemáticas son para hacernos la vida más fácil, así que antes de explicar el binomio de Newton, explicare que es un coeficiente binomial, <text:span text:style-name="T8">y para eso veremos primeramente que es un factorial, dado cualquier entero no negativo llamemos le n definimos el factorial asi.</text:span></text:p>
      <text:p text:style-name="P6"><text:soft-page-break/>0!=1</text:p>
      <text:p text:style-name="P6">n!=1*2*3…(n-1)n</text:p>
      <text:p text:style-name="P6"/>
      <text:p text:style-name="P6">en otras palabras el factorial de cualquier entero no negativo es ese numero multiplicado el mismo y por todos los enteros no negativos menores que el por ejemplo </text:p>
      <text:p text:style-name="P6">6! seria igual a 6*5*4*3*2*1 que es igual 720</text:p>
      <text:p text:style-name="P6">7!=7*6*5*4*3*2*1=5040</text:p>
      <text:p text:style-name="P6">8!=8*7*6*5*4*3*2*1=40320</text:p>
      <text:p text:style-name="P6"/>
      <text:p text:style-name="P6">con este concepto nuevo que aprendimos vamos a definir que es un coeficiente binomial, se denota por un símbolo peculiar así (n/r) <text:span text:style-name="T9">NOTA EL SIMBOLO NO ES ASI PERO NO PUEDO HACERLO </text:span></text:p>
      <text:p text:style-name="P7"/>
      <text:p text:style-name="P6">siendo n y r enteros no negativos y ademas r tiene que ser menor a n, </text:p>
      <text:p text:style-name="P6"/>
      <text:p text:style-name="P6"><text:tab/><text:tab/><text:tab/><text:tab/>(n/r)=n!/(n-r)!r!</text:p>
      <text:p text:style-name="P6">Veamos algunos ejemplos para que nos quede claro</text:p>
      <text:p text:style-name="P6">(9/4)=362880/(120)(24)=126</text:p>
      <text:p text:style-name="P6"/>
      <text:p text:style-name="P6">de acuerdo esta lección es un poco pesada sin embargo son conceptos simples, en la siguiente lección aplicaremos estos conceptos para poder resolver cualquier pregunta sobre binomios que nos podamos encontrar.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20:29:29.111000000</meta:creation-date>
    <meta:generator>LibreOffice/6.1.1.2$Windows_X86_64 LibreOffice_project/5d19a1bfa650b796764388cd8b33a5af1f5baa1b</meta:generator>
    <dc:date>2019-05-13T21:12:40.518000000</dc:date>
    <meta:editing-duration>PT10M42S</meta:editing-duration>
    <meta:editing-cycles>1</meta:editing-cycles>
    <meta:document-statistic meta:table-count="0" meta:image-count="0" meta:object-count="0" meta:page-count="2" meta:paragraph-count="40" meta:word-count="569" meta:character-count="3544" meta:non-whitespace-character-count="2861"/>
  </office:meta>
</office:document-meta>
</file>